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Garuda" officeooo:rsid="001dddf8" officeooo:paragraph-rsid="001dddf8"/>
    </style:style>
    <style:style style:name="P2" style:family="paragraph" style:parent-style-name="Standard" style:list-style-name="L1">
      <style:text-properties style:font-name="Garuda" officeooo:rsid="001dddf8" officeooo:paragraph-rsid="001dddf8"/>
    </style:style>
    <style:style style:name="P3" style:family="paragraph" style:parent-style-name="Standard" style:list-style-name="L1">
      <style:text-properties style:font-name="Garuda" officeooo:rsid="001e3f69" officeooo:paragraph-rsid="001e3f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map:</text:p>
      <text:p text:style-name="P1"/>
      <text:p text:style-name="P1">Home</text:p>
      <text:list text:style-name="L1">
        <text:list-item>
          <text:p text:style-name="P2">Login</text:p>
        </text:list-item>
        <text:list-item>
          <text:p text:style-name="P2">Sign-up</text:p>
          <text:list>
            <text:list-item>
              <text:p text:style-name="P2">Confirmation</text:p>
            </text:list-item>
          </text:list>
        </text:list-item>
        <text:list-item>
          <text:p text:style-name="P2">Login Profile</text:p>
          <text:list>
            <text:list-item>
              <text:p text:style-name="P2">Use FlashCards</text:p>
              <text:list>
                <text:list-item>
                  <text:p text:style-name="P3">Edit Flash Cards</text:p>
                </text:list-item>
              </text:list>
            </text:list-item>
            <text:list-item>
              <text:p text:style-name="P2">Create flashcard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3:24:25.296005752</meta:creation-date>
    <dc:date>2023-09-10T18:14:40.221368743</dc:date>
    <meta:editing-duration>PT2H4M16S</meta:editing-duration>
    <meta:editing-cycles>2</meta:editing-cycles>
    <meta:generator>LibreOffice/7.6.0.3$Linux_X86_64 LibreOffice_project/69edd8b8ebc41d00b4de3915dc82f8f0fc3b6265</meta:generator>
    <meta:document-statistic meta:table-count="0" meta:image-count="0" meta:object-count="0" meta:page-count="1" meta:paragraph-count="9" meta:word-count="21" meta:character-count="103" meta:non-whitespace-character-count="98"/>
  </office:meta>
</office:document-meta>
</file>